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E000000190002DF1D75B5BD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.075in" fo:margin-top="0in" fo:margin-bottom="0in" table:align="left" fo:background-color="#cdd4e9" style:writing-mode="lr-tb">
        <style:background-image/>
      </style:table-properties>
    </style:style>
    <style:style style:name="Table1.A" style:family="table-column">
      <style:table-column-properties style:column-width="1.2528in"/>
    </style:style>
    <style:style style:name="Table1.B" style:family="table-column">
      <style:table-column-properties style:column-width="5.4451in"/>
    </style:style>
    <style:style style:name="Table1.1" style:family="table-row">
      <style:table-row-properties style:min-row-height="0.3319in" fo:keep-together="auto"/>
    </style:style>
    <style:style style:name="Table1.A1" style:family="table-cell">
      <style:table-cell-properties fo:background-color="#cdd4e9" fo:padding="0.0556in" fo:border="0.25pt solid #000000">
        <style:background-image/>
      </style:table-cell-properties>
    </style:style>
    <style:style style:name="Table1.2" style:family="table-row">
      <style:table-row-properties style:min-row-height="0.1653in" fo:keep-together="auto"/>
    </style:style>
    <style:style style:name="P1" style:family="paragraph" style:parent-style-name="Standard">
      <style:paragraph-properties fo:text-align="justify" style:justify-single-word="false"/>
      <style:text-properties officeooo:paragraph-rsid="000c0ce4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" fo:font-size="11pt" officeooo:paragraph-rsid="000c0ce4" style:font-size-asian="11pt" style:font-name-complex="Arial1" style:font-size-complex="11pt"/>
    </style:style>
    <style:style style:name="P3" style:family="paragraph" style:parent-style-name="Standard">
      <style:paragraph-properties fo:text-align="justify" style:justify-single-word="false"/>
      <style:text-properties officeooo:rsid="000f524f" officeooo:paragraph-rsid="000f524f"/>
    </style:style>
    <style:style style:name="P4" style:family="paragraph" style:parent-style-name="Standard">
      <style:paragraph-properties fo:text-align="justify" style:justify-single-word="false"/>
      <style:text-properties officeooo:rsid="000f524f" officeooo:paragraph-rsid="000ffaf7"/>
    </style:style>
    <style:style style:name="P5" style:family="paragraph" style:parent-style-name="Standard">
      <style:paragraph-properties fo:text-align="justify" style:justify-single-word="false"/>
      <style:text-properties officeooo:rsid="00166ced" officeooo:paragraph-rsid="00166ced"/>
    </style:style>
    <style:style style:name="P6" style:family="paragraph" style:parent-style-name="Heading_20_1" style:master-page-name="Standard">
      <style:paragraph-properties fo:text-align="justify" style:justify-single-word="false" style:page-number="auto"/>
      <style:text-properties officeooo:paragraph-rsid="000c0ce4"/>
    </style:style>
    <style:style style:name="P7" style:family="paragraph" style:parent-style-name="Table_20_Contents">
      <style:paragraph-properties fo:text-align="justify" style:justify-single-word="false"/>
      <style:text-properties officeooo:paragraph-rsid="000c0ce4"/>
    </style:style>
    <style:style style:name="P8" style:family="paragraph" style:parent-style-name="Table_20_Contents">
      <style:paragraph-properties fo:text-align="justify" style:justify-single-word="false"/>
      <style:text-properties officeooo:paragraph-rsid="001253ce"/>
    </style:style>
    <style:style style:name="P9" style:family="paragraph" style:parent-style-name="Heading_20_3">
      <style:paragraph-properties fo:text-align="justify" style:justify-single-word="false"/>
      <style:text-properties officeooo:paragraph-rsid="000c0ce4"/>
    </style:style>
    <style:style style:name="P10" style:family="paragraph" style:parent-style-name="Heading_20_3">
      <style:paragraph-properties fo:text-align="justify" style:justify-single-word="false"/>
      <style:text-properties officeooo:paragraph-rsid="000e6c8b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 officeooo:paragraph-rsid="000f524f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T1" style:family="text">
      <style:text-properties style:use-window-font-color="true" style:font-name="Arial" fo:font-size="11pt" style:font-name-asian="Arial Unicode MS" style:font-size-asian="11pt" style:font-name-complex="Arial1" style:font-size-complex="11pt"/>
    </style:style>
    <style:style style:name="T2" style:family="text">
      <style:text-properties style:use-window-font-color="true" style:font-name="Arial" fo:font-size="11pt" officeooo:rsid="000e6c8b" style:font-name-asian="Arial Unicode MS" style:font-size-asian="11pt" style:font-name-complex="Arial1" style:font-size-complex="11pt"/>
    </style:style>
    <style:style style:name="T3" style:family="text">
      <style:text-properties style:use-window-font-color="true" style:font-name="Arial" fo:font-size="11pt" officeooo:rsid="000f524f" style:font-name-asian="Arial Unicode MS" style:font-size-asian="11pt" style:font-name-complex="Arial1" style:font-size-complex="11pt"/>
    </style:style>
    <style:style style:name="T4" style:family="text">
      <style:text-properties style:use-window-font-color="true" style:font-name="Arial" fo:font-size="11pt" officeooo:rsid="000ffaf7" style:font-name-asian="Arial Unicode MS" style:font-size-asian="11pt" style:font-name-complex="Arial1" style:font-size-complex="11pt"/>
    </style:style>
    <style:style style:name="T5" style:family="text">
      <style:text-properties style:use-window-font-color="true" style:font-name="Arial" fo:font-size="11pt" fo:language="en" fo:country="US" style:font-size-asian="11pt" style:font-name-complex="Arial1" style:font-size-complex="11pt"/>
    </style:style>
    <style:style style:name="T6" style:family="text">
      <style:text-properties style:use-window-font-color="true" style:font-name="Arial" fo:font-size="11pt" style:font-size-asian="11pt" style:font-name-complex="Arial1" style:font-size-complex="11pt"/>
    </style:style>
    <style:style style:name="T7" style:family="text">
      <style:text-properties style:use-window-font-color="true" style:font-name="Arial" fo:font-size="11pt" officeooo:rsid="000de30d" style:font-size-asian="11pt" style:font-name-complex="Arial1" style:font-size-complex="11pt"/>
    </style:style>
    <style:style style:name="T8" style:family="text">
      <style:text-properties style:use-window-font-color="true" style:font-name="Arial" fo:font-size="11pt" officeooo:rsid="0013eed9" style:font-size-asian="11pt" style:font-name-complex="Arial1" style:font-size-complex="11pt"/>
    </style:style>
    <style:style style:name="T9" style:family="text">
      <style:text-properties style:use-window-font-color="true" style:font-name="Arial" fo:font-size="11pt" officeooo:rsid="0018bc52" style:font-size-asian="11pt" style:font-name-complex="Arial1" style:font-size-complex="11pt"/>
    </style:style>
    <style:style style:name="T10" style:family="text">
      <style:text-properties style:use-window-font-color="true" style:font-name="Arial" fo:font-size="11pt" style:font-name-asian="Calibri" style:font-size-asian="11pt" style:font-name-complex="Arial1" style:font-size-complex="11pt"/>
    </style:style>
    <style:style style:name="T11" style:family="text">
      <style:text-properties style:use-window-font-color="true" style:font-name="Arial" fo:font-size="11pt" officeooo:rsid="001253ce" style:font-name-asian="Calibri" style:font-size-asian="11pt" style:font-name-complex="Arial1" style:font-size-complex="11pt"/>
    </style:style>
    <style:style style:name="T12" style:family="text">
      <style:text-properties officeooo:rsid="000c0ce4"/>
    </style:style>
    <style:style style:name="T13" style:family="text">
      <style:text-properties officeooo:rsid="000e6c8b"/>
    </style:style>
    <style:style style:name="T14" style:family="text">
      <style:text-properties fo:color="#cc7832"/>
    </style:style>
    <style:style style:name="T15" style:family="text">
      <style:text-properties fo:color="#cc7832" style:font-name="DejaVu Sans Mono" fo:font-size="11.3000001907349pt"/>
    </style:style>
    <style:style style:name="T16" style:family="text">
      <style:text-properties fo:color="#6a8759"/>
    </style:style>
    <style:style style:name="T17" style:family="text">
      <style:text-properties fo:color="#6a8759" style:font-name="DejaVu Sans Mono" fo:font-size="11.3000001907349pt"/>
    </style:style>
    <style:style style:name="T18" style:family="text">
      <style:text-properties style:font-name="DejaVu Sans Mono" fo:font-size="11.3000001907349pt"/>
    </style:style>
    <style:style style:name="T19" style:family="text">
      <style:text-properties fo:color="#8888c6"/>
    </style:style>
    <style:style style:name="T20" style:family="text">
      <style:text-properties fo:color="#8888c6" style:font-name="DejaVu Sans Mono" fo:font-size="11.3000001907349pt"/>
    </style:style>
    <style:style style:name="T21" style:family="text">
      <style:text-properties fo:color="#ffc66d"/>
    </style:style>
    <style:style style:name="T22" style:family="text">
      <style:text-properties fo:color="#a9b7c6" style:font-name="DejaVu Sans Mono" fo:font-size="11.3000001907349pt"/>
    </style:style>
    <style:style style:name="T23" style:family="text">
      <style:text-properties fo:color="#6897bb"/>
    </style:style>
    <style:style style:name="T24" style:family="text">
      <style:text-properties fo:color="#6897bb" style:font-name="DejaVu Sans Mono" fo:font-size="11.3000001907349pt"/>
    </style:style>
    <style:style style:name="T25" style:family="text">
      <style:text-properties fo:color="#808080"/>
    </style:style>
    <style:style style:name="T26" style:family="text">
      <style:text-properties fo:color="#629755"/>
    </style:style>
    <style:style style:name="T27" style:family="text">
      <style:text-properties fo:color="#629755" style:font-name="DejaVu Sans Mono" fo:font-size="11.3000001907349pt" fo:font-style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Aucun"><text:span text:style-name="T12">Решение нелинейных уравнений</text:span></text:span></text:h>
      <text:h text:style-name="P9" text:outline-level="3">Инструментарий</text:h>
      <text:p text:style-name="P1"><text:span text:style-name="T5">Python</text:span><text:span text:style-name="T6">3.7</text:span><text:span text:style-name="T8">.</text:span></text:p>
      <text:h text:style-name="P9" text:outline-level="3">Постановка задачи</text:h>
      <text:p text:style-name="P1"><text:span text:style-name="T7">Найти значение x</text:span><text:span text:style-name="T6"> </text:span><text:span text:style-name="T9">заданного уравнения </text:span><text:span text:style-name="T6">методом </text:span><text:span text:style-name="T7">Ньютона, хорд, дихотомии.</text:span></text:p>
      <text:h text:style-name="P10" text:outline-level="3"><text:span text:style-name="Aucun"><text:span text:style-name="T13">Уравнение</text:span></text:span></text:h>
      <text:h text:style-name="P10" text:outline-level="3"><draw:frame draw:style-name="fr1" draw:name="Image1" text:anchor-type="paragraph" svg:x="0.0756in" svg:y="0.1516in" svg:width="1.8126in" svg:height="0.2602in" draw:z-index="0"><draw:image xlink:href="Pictures/10000201000000AE000000190002DF1D75B5BD78.png" xlink:type="simple" xlink:show="embed" xlink:actuate="onLoad" loext:mime-type="image/png"/></draw:frame><text:span text:style-name="Aucun"/></text:h>
      <text:h text:style-name="P9" text:outline-level="3"><text:span text:style-name="Aucun">Подпрограммы</text:span></text:h>
      <text:p text:style-name="P1"><text:span text:style-name="T1">Для </text:span><text:span text:style-name="T3">реализации</text:span><text:span text:style-name="T2"> меню использован ранее разработанный модуль FiniteConsole.</text:span></text:p>
      <text:p text:style-name="P3"><text:span text:style-name="T2"># </text:span><text:span text:style-name="T1">lab2.py <text:s/># Меню</text:span></text:p>
      <text:p text:style-name="P11"><text:span text:style-name="T14">from </text:span>FiniteConsole.FiniteConsole <text:span text:style-name="T14">import </text:span>Program<text:span text:style-name="T14">, </text:span>Option<text:span text:style-name="T14">, </text:span>Menu</text:p>
      <text:p text:style-name="P12"><text:span text:style-name="T14">from </text:span>lab2 <text:span text:style-name="T14">import </text:span>funcs <text:span text:style-name="T14">as </text:span>f</text:p>
      <text:p text:style-name="P12"/>
      <text:p text:style-name="P12"/>
      <text:p text:style-name="P11">p = Program()</text:p>
      <text:p text:style-name="P11">p.init_menu = Menu(<text:span text:style-name="T16">'main'</text:span>)</text:p>
      <text:p text:style-name="P11">p.init_menu.append_options(</text:p>
      <text:p text:style-name="P13"><text:s text:c="4"/><text:span text:style-name="T18">Option(</text:span><text:span text:style-name="T17">'1'</text:span><text:span text:style-name="T15">, </text:span><text:span text:style-name="T17">'newton'</text:span><text:span text:style-name="T15">, </text:span><text:span text:style-name="T17">'Метод Ньютона'</text:span><text:span text:style-name="T18">)</text:span><text:span text:style-name="T15">,</text:span></text:p>
      <text:p text:style-name="P13"><text:span text:style-name="T14"><text:s text:c="4"/></text:span><text:span text:style-name="T18">Option(</text:span><text:span text:style-name="T17">'2'</text:span><text:span text:style-name="T15">, </text:span><text:span text:style-name="T17">'chord'</text:span><text:span text:style-name="T15">, </text:span><text:span text:style-name="T17">'Метод хорд'</text:span><text:span text:style-name="T18">)</text:span><text:span text:style-name="T15">,</text:span></text:p>
      <text:p text:style-name="P13"><text:span text:style-name="T14"><text:s text:c="4"/></text:span><text:span text:style-name="T18">Option(</text:span><text:span text:style-name="T17">'3'</text:span><text:span text:style-name="T15">, </text:span><text:span text:style-name="T17">'dichotomy'</text:span><text:span text:style-name="T15">, </text:span><text:span text:style-name="T17">'Метод дихотомии'</text:span><text:span text:style-name="T18">)</text:span><text:span text:style-name="T15">,</text:span></text:p>
      <text:p text:style-name="P13"><text:span text:style-name="T14"><text:s text:c="4"/></text:span><text:span text:style-name="T18">Option(</text:span><text:span text:style-name="T17">'4'</text:span><text:span text:style-name="T15">, </text:span><text:span text:style-name="T17">'exit'</text:span><text:span text:style-name="T15">, </text:span><text:span text:style-name="T17">'Выйти из программы'</text:span><text:span text:style-name="T18">)</text:span></text:p>
      <text:p text:style-name="P11">)</text:p>
      <text:p text:style-name="P11">Menu(<text:span text:style-name="T16">'newton'</text:span><text:span text:style-name="T14">, </text:span>f.newton)</text:p>
      <text:p text:style-name="P11">Menu(<text:span text:style-name="T16">'chord'</text:span><text:span text:style-name="T14">, </text:span>f.chord)</text:p>
      <text:p text:style-name="P11">Menu(<text:span text:style-name="T16">'dichotomy'</text:span><text:span text:style-name="T14">, </text:span>f.dichotomy)</text:p>
      <text:p text:style-name="P11">Menu(<text:span text:style-name="T16">'exit'</text:span><text:span text:style-name="T14">, lambda</text:span>: <text:span text:style-name="T19">exit</text:span>())</text:p>
      <text:p text:style-name="P11"/>
      <text:p text:style-name="P11"><text:span text:style-name="T14">def </text:span><text:span text:style-name="T21">start</text:span>():</text:p>
      <text:p text:style-name="P14"><text:s text:c="4"/><text:span text:style-name="T18">p.start_loop()</text:span></text:p>
      <text:p text:style-name="P4"><text:span text:style-name="T2"># </text:span><text:span text:style-name="T1">lab2.py <text:s/># </text:span><text:span text:style-name="T4">Алгоритмы численного решения нелинейных уравнений.</text:span></text:p>
      <text:p text:style-name="P11">E = <text:span text:style-name="T23">10 </text:span>** (-<text:span text:style-name="T23">3</text:span>)</text:p>
      <text:p text:style-name="P11"/>
      <text:p text:style-name="P11">A = -<text:span text:style-name="T23">10</text:span></text:p>
      <text:p text:style-name="P11">B = <text:span text:style-name="T23">10</text:span></text:p>
      <text:p text:style-name="P11"><text:span text:style-name="T23"/></text:p>
      <text:p text:style-name="P11">N_X0 = <text:span text:style-name="T23">9.9 <text:s/></text:span><text:span text:style-name="T25"># Newton</text:span></text:p>
      <text:p text:style-name="P11">D_X0 = <text:span text:style-name="T23">2 <text:s/></text:span><text:span text:style-name="T25"># Dichotomy</text:span></text:p>
      <text:p text:style-name="P11"><text:span text:style-name="T25"/></text:p>
      <text:p text:style-name="P11"><text:span text:style-name="T14">def </text:span><text:span text:style-name="T21">func</text:span>(x):</text:p>
      <text:p text:style-name="P13"><text:s text:c="4"/><text:span text:style-name="T27">"""Return function value"""</text:span></text:p>
      <text:p text:style-name="P13"><text:span text:style-name="T26"><text:s text:c="4"/></text:span><text:span text:style-name="T15">return </text:span><text:span text:style-name="T24">3 </text:span><text:span text:style-name="T18">* x ** </text:span><text:span text:style-name="T24">4 </text:span><text:span text:style-name="T18">- </text:span><text:span text:style-name="T24">8 </text:span><text:span text:style-name="T18">* x ** </text:span><text:span text:style-name="T24">3 </text:span><text:span text:style-name="T18">- </text:span><text:span text:style-name="T24">18 </text:span><text:span text:style-name="T18">* x ** </text:span><text:span text:style-name="T24">2 </text:span><text:span text:style-name="T18">+ </text:span><text:span text:style-name="T24">2</text:span></text:p>
      <text:p text:style-name="P13"><text:span text:style-name="T24"/></text:p>
      <text:p text:style-name="P11"><text:span text:style-name="T14">def </text:span><text:span text:style-name="T21">derived</text:span>(x):</text:p>
      <text:p text:style-name="P13"><text:s text:c="4"/><text:span text:style-name="T27">"""Return function derive value"""</text:span></text:p>
      <text:p text:style-name="P13"><text:span text:style-name="T26"><text:s text:c="4"/></text:span><text:span text:style-name="T15">return </text:span><text:span text:style-name="T24">12 </text:span><text:span text:style-name="T18">* x ** </text:span><text:span text:style-name="T24">3 </text:span><text:span text:style-name="T18">- </text:span><text:span text:style-name="T24">24 </text:span><text:span text:style-name="T18">* x ** </text:span><text:span text:style-name="T24">2 </text:span><text:span text:style-name="T18">- </text:span><text:span text:style-name="T24">36 </text:span><text:span text:style-name="T18">* x</text:span></text:p>
      <text:p text:style-name="P13"><text:span text:style-name="T18"/></text:p>
      <text:p text:style-name="P11"><text:span text:style-name="T14">def </text:span><text:span text:style-name="T21">newton</text:span>():</text:p>
      <text:p text:style-name="P13"><text:s text:c="4"/><text:span text:style-name="T18">prev_x = N_X0</text:span></text:p>
      <text:p text:style-name="P13"><text:s text:c="4"/><text:span text:style-name="T18">cur_x = prev_x - func(prev_x) / derived(prev_x)</text:span></text:p>
      <text:p text:style-name="P13"><text:soft-page-break/><text:s text:c="4"/><text:span text:style-name="T15">while </text:span><text:span text:style-name="T20">abs</text:span><text:span text:style-name="T18">(cur_x - prev_x) &gt;= E:</text:span></text:p>
      <text:p text:style-name="P13"><text:s text:c="8"/><text:span text:style-name="T18">prev_x = cur_x</text:span></text:p>
      <text:p text:style-name="P13"><text:s text:c="8"/><text:span text:style-name="T18">cur_x = prev_x - func(prev_x) / derived(prev_x)</text:span></text:p>
      <text:p text:style-name="P13"><text:s text:c="4"/><text:span text:style-name="T20">print</text:span><text:span text:style-name="T18">(</text:span><text:span text:style-name="T17">'Newton: {:.5}'</text:span><text:span text:style-name="T18">.format(cur_x))</text:span></text:p>
      <text:p text:style-name="P13"><text:span text:style-name="T18"/></text:p>
      <text:p text:style-name="P11"><text:span text:style-name="T14">def </text:span><text:span text:style-name="T21">chord</text:span>():</text:p>
      <text:p text:style-name="P13"><text:s text:c="4"/><text:span text:style-name="T18">prev_x = A</text:span></text:p>
      <text:p text:style-name="P13"><text:s text:c="4"/><text:span text:style-name="T18">cur_x = B</text:span></text:p>
      <text:p text:style-name="P13"><text:s text:c="4"/><text:span text:style-name="T15">while </text:span><text:span text:style-name="T20">abs</text:span><text:span text:style-name="T18">(cur_x - prev_x) &gt;= E:</text:span></text:p>
      <text:p text:style-name="P13"><text:s text:c="8"/><text:span text:style-name="T18">x = cur_x - ((cur_x - prev_x) * func(cur_x)) / (func(cur_x) - func(prev_x))</text:span></text:p>
      <text:p text:style-name="P13"><text:s text:c="8"/><text:span text:style-name="T18">prev_x = cur_x</text:span></text:p>
      <text:p text:style-name="P13"><text:s text:c="8"/><text:span text:style-name="T18">cur_x = x</text:span></text:p>
      <text:p text:style-name="P13"><text:s text:c="4"/><text:span text:style-name="T20">print</text:span><text:span text:style-name="T18">(</text:span><text:span text:style-name="T17">'Chord: {:.5}'</text:span><text:span text:style-name="T18">.format(cur_x))</text:span></text:p>
      <text:p text:style-name="P13"><text:span text:style-name="T18"/></text:p>
      <text:p text:style-name="P11"><text:span text:style-name="T14">def </text:span><text:span text:style-name="T21">dichotomy</text:span>():</text:p>
      <text:p text:style-name="P13"><text:s text:c="4"/><text:span text:style-name="T27">"""Half divide method"""</text:span></text:p>
      <text:p text:style-name="P13"><text:span text:style-name="T26"><text:s text:c="4"/></text:span><text:span text:style-name="T18">a = D_X0</text:span></text:p>
      <text:p text:style-name="P13"><text:s text:c="4"/><text:span text:style-name="T18">b = B</text:span></text:p>
      <text:p text:style-name="P13"><text:s text:c="4"/><text:span text:style-name="T18">x = (a + b) / </text:span><text:span text:style-name="T24">2</text:span></text:p>
      <text:p text:style-name="P13"><text:span text:style-name="T23"><text:s text:c="4"/></text:span><text:span text:style-name="T15">while </text:span><text:span text:style-name="T20">abs</text:span><text:span text:style-name="T18">(func(x)) &gt;= E:</text:span></text:p>
      <text:p text:style-name="P13"><text:s text:c="8"/><text:span text:style-name="T18">x = (a + b) / </text:span><text:span text:style-name="T24">2</text:span></text:p>
      <text:p text:style-name="P13"><text:span text:style-name="T23"><text:s text:c="8"/></text:span><text:span text:style-name="T18">a</text:span><text:span text:style-name="T15">, </text:span><text:span text:style-name="T18">b = (a</text:span><text:span text:style-name="T15">, </text:span><text:span text:style-name="T18">x) </text:span><text:span text:style-name="T15">if </text:span><text:span text:style-name="T18">func(a) * func(x) &lt; </text:span><text:span text:style-name="T24">0 </text:span><text:span text:style-name="T15">else </text:span><text:span text:style-name="T18">(x</text:span><text:span text:style-name="T15">, </text:span><text:span text:style-name="T18">b)</text:span></text:p>
      <text:p text:style-name="P13"><text:s text:c="4"/><text:span text:style-name="T18">result = (a + b) / </text:span><text:span text:style-name="T24">2</text:span></text:p>
      <text:p text:style-name="P15"><text:span text:style-name="T23"><text:s text:c="4"/></text:span><text:span text:style-name="T20">print</text:span><text:span text:style-name="T22">(</text:span><text:span text:style-name="T17">'Dichotomy: {:.5}'</text:span><text:span text:style-name="T22">.format(result))</text:span></text:p>
      <text:h text:style-name="P9" text:outline-level="3"><text:span text:style-name="Aucun">Результаты</text:span></text:h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Aucun"><text:span text:style-name="T10">Метод</text:span></text:span></text:p>
          </table:table-cell>
          <table:table-cell table:style-name="Table1.A1" office:value-type="string">
            <text:p text:style-name="P7"><text:span text:style-name="Aucun"><text:span text:style-name="T10">Результат</text:span>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Aucun"><text:span text:style-name="T11">Ньютона</text:span></text:span></text:p>
          </table:table-cell>
          <table:table-cell table:style-name="Table1.A1" office:value-type="string">
            <text:p text:style-name="P7"><text:span text:style-name="Aucun"><text:span text:style-name="T10">4.1151</text:span>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Aucun"><text:span text:style-name="T11">Хорд</text:span></text:span></text:p>
          </table:table-cell>
          <table:table-cell table:style-name="Table1.A1" office:value-type="string">
            <text:p text:style-name="P7"><text:span text:style-name="Aucun"><text:span text:style-name="T10">4.1151</text:span>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Aucun"><text:span text:style-name="T11">Дихотомии</text:span></text:span></text:p>
          </table:table-cell>
          <table:table-cell table:style-name="Table1.A1" office:value-type="string">
            <text:p text:style-name="P7"><text:span text:style-name="Aucun"><text:span text:style-name="T10">4.1151</text:span></text:span></text:p>
          </table:table-cell>
        </table:table-row>
      </table:table>
      <text:p text:style-name="P1"><text:span text:style-name="T1"/></text:p>
      <text:p text:style-name="P1"><text:span text:style-name="Заголовок_20_2_20_Знак">Вывод</text:span></text:p>
      <text:p text:style-name="P5"><text:span text:style-name="T1">Все методы дают результат </text:span><text:span text:style-name="Aucun"><text:span text:style-name="T10">4.1151. Но функция пересекает ось x многократно: методы Ньютона и хорд дают однозначный результат, в то время, как метод дихотомии не работает сразу на всем участке: значения функции на конца одного знака.</text:span></text:span></text:p>
      <text:p text:style-name="P5"><text:span text:style-name="Aucun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Helvetica Neue" fo:font-family="'Helvetica Neue'" style:font-family-generic="roman" style:font-pitch="variable" fo:font-size="16pt" style:font-name-asian="Helvetica Neue1" style:font-family-asian="'Helvetica Neue'" style:font-family-generic-asian="system" style:font-pitch-asian="variable" style:font-size-asian="16pt" style:font-name-complex="Helvetica Neue1" style:font-family-complex="'Helvetica Neue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Helvetica Neue" fo:font-family="'Helvetica Neue'" style:font-family-generic="roman" style:font-pitch="variable" fo:font-size="13pt" style:font-name-asian="Helvetica Neue1" style:font-family-asian="'Helvetica Neue'" style:font-family-generic-asian="system" style:font-pitch-asian="variable" style:font-size-asian="13pt" style:font-name-complex="Helvetica Neue1" style:font-family-complex="'Helvetica Neue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Helvetica Neue" fo:font-family="'Helvetica Neue'" style:font-family-generic="roman" style:font-pitch="variable" style:font-name-asian="Helvetica Neue1" style:font-family-asian="'Helvetica Neue'" style:font-family-generic-asian="system" style:font-pitch-asian="variable" style:font-name-complex="Helvetica Neue1" style:font-family-complex="'Helvetica Neue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writing-mode="lr-tb"/>
      <style:text-properties fo:color="#000000" fo:font-size="12pt" style:text-underline-style="none" style:letter-kerning="true" style:font-size-asian="12pt" style:font-name-complex="Arial Unicode MS" style:font-family-complex="'Arial Unicode MS'" style:font-family-generic-complex="system" style:font-pitch-complex="variable" style:font-size-complex="12pt" fo:hyphenate="false" fo:hyphenation-remain-char-count="2" fo:hyphenation-push-char-count="2"/>
    </style:style>
    <style:style style:name="Par_20_défaut" style:display-name="Par défaut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 Neue" fo:font-family="'Helvetica Neue'" style:font-family-generic="roman" style:font-pitch="variable" fo:font-size="11pt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ucun" style:family="text">
      <style:text-properties fo:language="ru" fo:country="RU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11pt" style:font-name-asian="Arial Unicode MS" style:font-family-asian="'Arial Unicode MS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f5496" style:font-name="Helvetica Neue" fo:font-family="'Helvetica Neue'" style:font-family-generic="roman" style:font-pitch="variable" fo:font-size="13pt" style:text-underline-style="none" style:letter-kerning="true" style:font-name-asian="Helvetica Neue1" style:font-family-asian="'Helvetica Neue'" style:font-family-generic-asian="system" style:font-pitch-asian="variable" style:font-size-asian="13pt" style:font-name-complex="Helvetica Neue1" style:font-family-complex="'Helvetica Neue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8:27:58.948280930</meta:creation-date>
    <meta:generator>LibreOffice/6.0.7.3$Linux_X86_64 LibreOffice_project/00m0$Build-3</meta:generator>
    <dc:date>2019-10-25T18:55:57.814855794</dc:date>
    <meta:editing-duration>PT27M52S</meta:editing-duration>
    <meta:editing-cycles>15</meta:editing-cycles>
    <dc:creator>Cyrille Kossyguine</dc:creator>
    <meta:document-statistic meta:table-count="1" meta:image-count="1" meta:object-count="0" meta:page-count="2" meta:paragraph-count="73" meta:word-count="318" meta:character-count="2065" meta:non-whitespace-character-count="1664"/>
  </office:meta>
</office:document-meta>
</file>